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ce6278" officeooo:paragraph-rsid="00f6f5d7"/>
    </style:style>
    <style:style style:name="P3" style:family="paragraph" style:parent-style-name="Text_20_body">
      <style:text-properties officeooo:rsid="00f56c4e" officeooo:paragraph-rsid="00f56c4e"/>
    </style:style>
    <style:style style:name="P4" style:family="paragraph" style:parent-style-name="Text_20_body">
      <style:text-properties officeooo:rsid="00f56c4e" officeooo:paragraph-rsid="00f6f5d7"/>
    </style:style>
    <style:style style:name="P5" style:family="paragraph" style:parent-style-name="Text_20_body">
      <style:text-properties officeooo:rsid="00f5ece0" officeooo:paragraph-rsid="00f5ece0"/>
    </style:style>
    <style:style style:name="P6" style:family="paragraph" style:parent-style-name="Text_20_body">
      <style:text-properties officeooo:rsid="00f5ece0" officeooo:paragraph-rsid="00f77c1a"/>
    </style:style>
    <style:style style:name="P7" style:family="paragraph" style:parent-style-name="Text_20_body">
      <style:text-properties officeooo:rsid="00f089e6" officeooo:paragraph-rsid="00f6f5d7"/>
    </style:style>
    <style:style style:name="P8" style:family="paragraph" style:parent-style-name="Text_20_body">
      <style:text-properties officeooo:rsid="00f77c1a" officeooo:paragraph-rsid="00f77c1a"/>
    </style:style>
    <style:style style:name="P9" style:family="paragraph" style:parent-style-name="Text_20_body">
      <style:text-properties officeooo:rsid="00f77c1a" officeooo:paragraph-rsid="00faf188"/>
    </style:style>
    <style:style style:name="P10" style:family="paragraph" style:parent-style-name="Text_20_body">
      <style:text-properties officeooo:rsid="00f77c1a" officeooo:paragraph-rsid="00fb1c50"/>
    </style:style>
    <style:style style:name="P11" style:family="paragraph" style:parent-style-name="Text_20_body">
      <style:text-properties officeooo:rsid="00fa0aee" officeooo:paragraph-rsid="00fa0aee"/>
    </style:style>
    <style:style style:name="P12" style:family="paragraph" style:parent-style-name="Text_20_body">
      <style:text-properties officeooo:rsid="00fa0aee" officeooo:paragraph-rsid="00faf188"/>
    </style:style>
    <style:style style:name="P13" style:family="paragraph" style:parent-style-name="Text_20_body">
      <style:text-properties officeooo:rsid="00fa0aee" officeooo:paragraph-rsid="00fb1c50"/>
    </style:style>
    <style:style style:name="P14" style:family="paragraph" style:parent-style-name="Text_20_body">
      <style:text-properties fo:font-weight="bold" officeooo:rsid="00f56c4e" officeooo:paragraph-rsid="00f56c4e" style:font-weight-asian="bold" style:font-weight-complex="bold"/>
    </style:style>
    <style:style style:name="P15" style:family="paragraph" style:parent-style-name="Text_20_body">
      <style:text-properties fo:font-weight="bold" officeooo:rsid="00f5ece0" officeooo:paragraph-rsid="00f5ece0" style:font-weight-asian="bold" style:font-weight-complex="bold"/>
    </style:style>
    <style:style style:name="P16" style:family="paragraph" style:parent-style-name="Text_20_body">
      <style:text-properties officeooo:rsid="00fb1c50" officeooo:paragraph-rsid="00fb1c50"/>
    </style:style>
    <style:style style:name="P17" style:family="paragraph" style:parent-style-name="Text_20_body">
      <style:text-properties officeooo:rsid="00fc4eea" officeooo:paragraph-rsid="00fc4eea"/>
    </style:style>
    <style:style style:name="P18" style:family="paragraph" style:parent-style-name="Preformatted_20_Text">
      <style:text-properties officeooo:rsid="00f56c4e" officeooo:paragraph-rsid="00f77c1a"/>
    </style:style>
    <style:style style:name="P19" style:family="paragraph" style:parent-style-name="Preformatted_20_Text">
      <style:text-properties officeooo:rsid="00f56c4e" officeooo:paragraph-rsid="00faf188"/>
    </style:style>
    <style:style style:name="P20" style:family="paragraph" style:parent-style-name="Preformatted_20_Text">
      <style:text-properties officeooo:rsid="00f56c4e" officeooo:paragraph-rsid="00fb1c50"/>
    </style:style>
    <style:style style:name="P21" style:family="paragraph" style:parent-style-name="Preformatted_20_Text">
      <style:text-properties officeooo:rsid="00f77c1a" officeooo:paragraph-rsid="00f77c1a"/>
    </style:style>
    <style:style style:name="P22" style:family="paragraph" style:parent-style-name="Preformatted_20_Text">
      <style:text-properties officeooo:rsid="00f77c1a" officeooo:paragraph-rsid="00faf188"/>
    </style:style>
    <style:style style:name="P23" style:family="paragraph" style:parent-style-name="Preformatted_20_Text">
      <style:text-properties officeooo:rsid="00f77c1a" officeooo:paragraph-rsid="00fb1c50"/>
    </style:style>
    <style:style style:name="P24" style:family="paragraph" style:parent-style-name="Preformatted_20_Text">
      <style:text-properties officeooo:rsid="00fa0aee" officeooo:paragraph-rsid="00fa0aee"/>
    </style:style>
    <style:style style:name="P25" style:family="paragraph" style:parent-style-name="Preformatted_20_Text">
      <style:text-properties officeooo:rsid="00fa0aee" officeooo:paragraph-rsid="00faf188"/>
    </style:style>
    <style:style style:name="P26" style:family="paragraph" style:parent-style-name="Preformatted_20_Text">
      <style:text-properties officeooo:rsid="00fb1c50" officeooo:paragraph-rsid="00fb1c50"/>
    </style:style>
    <style:style style:name="P27" style:family="paragraph" style:parent-style-name="Preformatted_20_Text">
      <style:text-properties officeooo:rsid="00fc4eea" officeooo:paragraph-rsid="00fc4eea"/>
    </style:style>
    <style:style style:name="P28" style:family="paragraph" style:parent-style-name="Preformatted_20_Text">
      <style:text-properties officeooo:paragraph-rsid="00fc4eea"/>
    </style:style>
    <style:style style:name="P2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32" style:family="paragraph" style:parent-style-name="Text_20_body">
      <style:text-properties officeooo:rsid="00fd8693" officeooo:paragraph-rsid="00fb1c5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3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80" officeooo:paragraph-rsid="00fd8693"/>
    </style:style>
    <style:style style:name="T1" style:family="text">
      <style:text-properties officeooo:rsid="00e81e16"/>
    </style:style>
    <style:style style:name="T2" style:family="text">
      <style:text-properties officeooo:rsid="00f089e6"/>
    </style:style>
    <style:style style:name="T3" style:family="text">
      <style:text-properties fo:color="#800080"/>
    </style:style>
    <style:style style:name="T4" style:family="text">
      <style:text-properties fo:color="#c0c0c0"/>
    </style:style>
    <style:style style:name="T5" style:family="text">
      <style:text-properties fo:color="#c0c0c0" officeooo:rsid="00fa0aee"/>
    </style:style>
    <style:style style:name="T6" style:family="text">
      <style:text-properties fo:color="#c0c0c0" officeooo:rsid="00fc4eea"/>
    </style:style>
    <style:style style:name="T7" style:family="text">
      <style:text-properties fo:color="#000000"/>
    </style:style>
    <style:style style:name="T8" style:family="text">
      <style:text-properties fo:color="#000080"/>
    </style:style>
    <style:style style:name="T9" style:family="text">
      <style:text-properties fo:color="#000080" officeooo:rsid="00fa0aee"/>
    </style:style>
    <style:style style:name="T10" style:family="text">
      <style:text-properties fo:color="#000080" officeooo:rsid="00fc4eea"/>
    </style:style>
    <style:style style:name="T11" style:family="text">
      <style:text-properties officeooo:rsid="00fc4eea"/>
    </style:style>
    <style:style style:name="T12" style:family="text">
      <style:text-properties fo:color="#008000"/>
    </style:style>
    <style:style style:name="T13" style:family="text">
      <style:text-properties fo:color="#808000"/>
    </style:style>
    <style:style style:name="T14" style:family="text">
      <style:text-properties fo:color="#800000"/>
    </style:style>
    <style:style style:name="T15" style:family="text">
      <style:text-properties fo:color="#0000ff"/>
    </style:style>
    <style:style style:name="T16" style:family="text">
      <style:text-properties officeooo:rsid="00fe3c24"/>
    </style:style>
    <style:style style:name="T17" style:family="text">
      <style:text-properties officeooo:rsid="00feb1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JSON serialization</text:h>
      <text:p text:style-name="P1">19<text:span text:style-name="T1">1026</text:span>, <text:s/><text:span text:style-name="T1">26</text:span>.<text:span text:style-name="T1">10</text:span>.2019/pekka</text:p>
      <text:p text:style-name="P7">The JSON is used as hierarchical and extensible presentation of data. JSON <text:span text:style-name="T16">plain text </text:span>is routinely compressed as packed binary JSON. </text:p>
      <text:p text:style-name="P2"/>
      <text:p text:style-name="P14">Convert JSON as packed binary</text:p>
      <text:p text:style-name="P4">JSON as text has about 50% overhead from text format. To nip this off from data transfers and micro-controller storage, the JSON is packed as architecture independent binary file. <text:span text:style-name="T2">Binary JSON is suited for internal data presentation for multiple purposes, like presenting IOCOM data structures, saving parameters, etc. <text:s/>T</text:span>he binary file can be further turned into C code and complied with micro-controller application. </text:p>
      <text:p text:style-name="P3"/>
      <text:p text:style-name="P8">Required defines:</text:p>
      <text:p text:style-name="P21"><text:span text:style-name="T8">OSAL_SERIALIZE_SUPPORT </text:span><text:span text:style-name="T9">=</text:span><text:span text:style-name="T5"> </text:span><text:span text:style-name="T8">1</text:span></text:p>
      <text:p text:style-name="P21"><text:span text:style-name="T8">OSAL_JSON_TEXT_SUPPORT </text:span><text:span text:style-name="T9">=</text:span><text:span text:style-name="T4"> </text:span><text:span text:style-name="T9">1</text:span></text:p>
      <text:p text:style-name="P18"/>
      <text:p text:style-name="P11">Function:</text:p>
      <text:p text:style-name="P24"><text:span text:style-name="T3">osalStatus</text:span><text:span text:style-name="T4"> </text:span><text:span text:style-name="T7">osal_compress_json(</text:span></text:p>
      <text:p text:style-name="P30"><text:span text:style-name="T4"><text:s text:c="4"/></text:span><text:span text:style-name="T3">osalStream</text:span><text:span text:style-name="T4"> </text:span>compressed<text:span text:style-name="T7">,</text:span></text:p>
      <text:p text:style-name="P30"><text:span text:style-name="T4"><text:s text:c="4"/></text:span><text:span text:style-name="T8">os_char</text:span><text:span text:style-name="T4"> </text:span><text:span text:style-name="T7">*</text:span>json_source<text:span text:style-name="T7">,</text:span></text:p>
      <text:p text:style-name="P30"><text:span text:style-name="T4"><text:s text:c="4"/></text:span><text:span text:style-name="T8">os_char</text:span><text:span text:style-name="T4"> </text:span><text:span text:style-name="T7">*</text:span>skip_tags<text:span text:style-name="T7">,</text:span></text:p>
      <text:p text:style-name="P29"><text:span text:style-name="T4"><text:s text:c="4"/></text:span><text:span text:style-name="T3">os_int</text:span><text:span text:style-name="T4"> </text:span>flags<text:span text:style-name="T7">);</text:span></text:p>
      <text:p text:style-name="P15">Convert packed binary to plain JSON text</text:p>
      <text:p text:style-name="P6">To export data, the packed binary can be converted back to plain text JSON. <text:span text:style-name="T2">Plain text JSON is good for editing and communicating with systems by other manufacturers. </text:span></text:p>
      <text:p text:style-name="P6"/>
      <text:p text:style-name="P9">Required defines:</text:p>
      <text:p text:style-name="P22"><text:span text:style-name="T8">OSAL_SERIALIZE_SUPPORT </text:span><text:span text:style-name="T9">=</text:span><text:span text:style-name="T5"> </text:span><text:span text:style-name="T8">1</text:span></text:p>
      <text:p text:style-name="P22"><text:span text:style-name="T8">OSAL_JSON_TEXT_SUPPORT </text:span><text:span text:style-name="T9">=</text:span><text:span text:style-name="T4"> </text:span><text:span text:style-name="T9">1</text:span></text:p>
      <text:p text:style-name="P19"/>
      <text:p text:style-name="P12">Function:</text:p>
      <text:p text:style-name="P25"><text:span text:style-name="T3">osalStatus</text:span><text:span text:style-name="T4"> </text:span><text:span text:style-name="T7">osal_uncompress_json(</text:span></text:p>
      <text:p text:style-name="P30"><text:span text:style-name="T4"><text:s text:c="4"/></text:span><text:span text:style-name="T3">osalStream</text:span><text:span text:style-name="T4"> </text:span>uncompressed<text:span text:style-name="T7">,</text:span></text:p>
      <text:p text:style-name="P30"><text:span text:style-name="T4"><text:s text:c="4"/></text:span><text:span text:style-name="T8">os_char</text:span><text:span text:style-name="T4"> </text:span><text:span text:style-name="T7">*</text:span>compressed<text:span text:style-name="T7">,</text:span></text:p>
      <text:p text:style-name="P30"><text:span text:style-name="T4"><text:s text:c="4"/></text:span><text:span text:style-name="T3">os_memsz</text:span><text:span text:style-name="T4"> </text:span>compressed_sz<text:span text:style-name="T7">,</text:span></text:p>
      <text:p text:style-name="P29"><text:span text:style-name="T4"><text:s text:c="4"/></text:span><text:span text:style-name="T3">os_int</text:span><text:span text:style-name="T4"> </text:span>flags<text:span text:style-name="T7">);</text:span></text:p>
      <text:p text:style-name="P12"/>
      <text:p text:style-name="P15">Accessing data in packed binary <text:span text:style-name="T17">JSON</text:span></text:p>
      <text:p text:style-name="P32">Once packed binary JSON is in memory, regardless if it is as “const” C code in micro-controller’s flash or received trough communication, it can be accessed.</text:p>
      <text:p text:style-name="P16"/>
      <text:p text:style-name="P10">Required defines:</text:p>
      <text:p text:style-name="P23"><text:span text:style-name="T8">OSAL_SERIALIZE_SUPPORT </text:span><text:span text:style-name="T9">=</text:span><text:span text:style-name="T5"> </text:span><text:span text:style-name="T8">1</text:span></text:p>
      <text:p text:style-name="P20"/>
      <text:p text:style-name="P13">Function<text:span text:style-name="T11">s</text:span>:</text:p>
      <text:p text:style-name="P26"><text:span text:style-name="T12">/*</text:span><text:span text:style-name="T4"> </text:span><text:span text:style-name="T12">Create</text:span><text:span text:style-name="T4"> </text:span><text:span text:style-name="T12">indexer</text:span><text:span text:style-name="T4"> </text:span><text:span text:style-name="T12">to</text:span><text:span text:style-name="T4"> </text:span><text:span text:style-name="T12">access</text:span><text:span text:style-name="T4"> </text:span><text:span text:style-name="T12">compressed</text:span><text:span text:style-name="T4"> </text:span><text:span text:style-name="T12">data</text:span><text:span text:style-name="T4"> </text:span><text:span text:style-name="T12">easily.</text:span></text:p>
      <text:p text:style-name="P30"><text:span text:style-name="T4"><text:s/></text:span><text:span text:style-name="T12">*/</text:span></text:p>
      <text:p text:style-name="P30"><text:span text:style-name="T3">osalStatus</text:span><text:span text:style-name="T4"> </text:span><text:span text:style-name="T7">osal_create_json_indexer(</text:span></text:p>
      <text:p text:style-name="P30"><text:soft-page-break/><text:span text:style-name="T4"><text:s text:c="4"/></text:span><text:span text:style-name="T3">osalJsonIndex</text:span><text:span text:style-name="T4"> </text:span><text:span text:style-name="T7">*</text:span>jindex<text:span text:style-name="T7">,</text:span></text:p>
      <text:p text:style-name="P30"><text:span text:style-name="T4"><text:s text:c="4"/></text:span><text:span text:style-name="T8">os_char</text:span><text:span text:style-name="T4"> </text:span><text:span text:style-name="T7">*</text:span>compressed<text:span text:style-name="T7">,</text:span></text:p>
      <text:p text:style-name="P30"><text:span text:style-name="T4"><text:s text:c="4"/></text:span><text:span text:style-name="T3">os_memsz</text:span><text:span text:style-name="T4"> </text:span>compressed_sz<text:span text:style-name="T7">,</text:span></text:p>
      <text:p text:style-name="P29"><text:span text:style-name="T4"><text:s text:c="4"/></text:span><text:span text:style-name="T3">os_int</text:span><text:span text:style-name="T4"> </text:span>flags<text:span text:style-name="T7">);</text:span></text:p>
      <text:p text:style-name="P30"><text:span text:style-name="T12">/*</text:span><text:span text:style-name="T4"> </text:span><text:span text:style-name="T12">Release</text:span><text:span text:style-name="T4"> </text:span><text:span text:style-name="T12">indexer</text:span><text:span text:style-name="T4"> </text:span><text:span text:style-name="T12">when</text:span><text:span text:style-name="T4"> </text:span><text:span text:style-name="T12">no</text:span><text:span text:style-name="T4"> </text:span><text:span text:style-name="T12">longer</text:span><text:span text:style-name="T4"> </text:span><text:span text:style-name="T12">in</text:span><text:span text:style-name="T4"> </text:span><text:span text:style-name="T12">use.</text:span></text:p>
      <text:p text:style-name="P30"><text:span text:style-name="T4"><text:s/></text:span><text:span text:style-name="T12">*/</text:span></text:p>
      <text:p text:style-name="P30"><text:span text:style-name="T13">void</text:span><text:span text:style-name="T4"> </text:span>osal_release_json_indexer<text:span text:style-name="T7">(</text:span></text:p>
      <text:p text:style-name="P29"><text:span text:style-name="T4"><text:s text:c="4"/></text:span><text:span text:style-name="T3">osalJsonIndex</text:span><text:span text:style-name="T4"> </text:span><text:span text:style-name="T7">*</text:span>jindex<text:span text:style-name="T7">);</text:span></text:p>
      <text:p text:style-name="P30"><text:span text:style-name="T12">/*</text:span><text:span text:style-name="T4"> </text:span><text:span text:style-name="T12">Get</text:span><text:span text:style-name="T4"> </text:span><text:span text:style-name="T12">next</text:span><text:span text:style-name="T4"> </text:span><text:span text:style-name="T12">JSON</text:span><text:span text:style-name="T4"> </text:span><text:span text:style-name="T12">item</text:span><text:span text:style-name="T4"> </text:span><text:span text:style-name="T12">from</text:span><text:span text:style-name="T4"> </text:span><text:span text:style-name="T12">the</text:span><text:span text:style-name="T4"> </text:span><text:span text:style-name="T12">indexer.</text:span></text:p>
      <text:p text:style-name="P30"><text:span text:style-name="T4"><text:s/></text:span><text:span text:style-name="T12">*/</text:span></text:p>
      <text:p text:style-name="P30"><text:span text:style-name="T3">osalStatus</text:span><text:span text:style-name="T4"> </text:span>osal_get_json_item<text:span text:style-name="T7">(</text:span></text:p>
      <text:p text:style-name="P30"><text:span text:style-name="T4"><text:s text:c="4"/></text:span><text:span text:style-name="T3">osalJsonIndex</text:span><text:span text:style-name="T4"> </text:span><text:span text:style-name="T7">*</text:span>jindex<text:span text:style-name="T7">,</text:span></text:p>
      <text:p text:style-name="P29"><text:span text:style-name="T4"><text:s text:c="4"/></text:span><text:span text:style-name="T3">osalJsonItem</text:span><text:span text:style-name="T4"> </text:span><text:span text:style-name="T7">*</text:span>item<text:span text:style-name="T7">);</text:span></text:p>
      <text:p text:style-name="P17">JSON item data structure:</text:p>
      <text:p text:style-name="P28"><text:span text:style-name="T10">/**</text:span><text:span text:style-name="T6"> </text:span><text:span text:style-name="T10">Information</text:span><text:span text:style-name="T6"> </text:span><text:span text:style-name="T10">about</text:span><text:span text:style-name="T6"> </text:span><text:span text:style-name="T10">single</text:span><text:span text:style-name="T6"> </text:span><text:span text:style-name="T10">JSON</text:span><text:span text:style-name="T6"> </text:span><text:span text:style-name="T10">item</text:span><text:span text:style-name="T8">.</text:span></text:p>
      <text:p text:style-name="P30"><text:span text:style-name="T4"><text:s/></text:span><text:span text:style-name="T8">*/</text:span></text:p>
      <text:p text:style-name="P30"><text:span text:style-name="T13">typedef</text:span><text:span text:style-name="T4"> </text:span><text:span text:style-name="T13">struct</text:span><text:span text:style-name="T4"> </text:span><text:span text:style-name="T3">osalJsonItem</text:span></text:p>
      <text:p text:style-name="P31">{</text:p>
      <text:p text:style-name="P30"><text:span text:style-name="T4"><text:s text:c="4"/></text:span><text:span text:style-name="T8">/**</text:span><text:span text:style-name="T4"> </text:span><text:span text:style-name="T8">One</text:span><text:span text:style-name="T4"> </text:span><text:span text:style-name="T8">of:</text:span><text:span text:style-name="T4"> </text:span><text:span text:style-name="T8">OSAL_JSON_START_BLOCK,</text:span><text:span text:style-name="T4"> </text:span><text:span text:style-name="T8">OSAL_JSON_END_BLOCK,</text:span><text:span text:style-name="T4"> </text:span><text:span text:style-name="T8">OSAL_JSON_VALUE_STRING,</text:span></text:p>
      <text:p text:style-name="P30"><text:span text:style-name="T4"><text:s text:c="8"/></text:span><text:span text:style-name="T8">OSAL_JSON_VALUE_INTEGER</text:span><text:span text:style-name="T4"> </text:span><text:span text:style-name="T8">or</text:span><text:span text:style-name="T4"> </text:span><text:span text:style-name="T8">OSAL_JSON_VALUE_FLOAT.</text:span></text:p>
      <text:p text:style-name="P30"><text:span text:style-name="T4"><text:s text:c="5"/></text:span><text:span text:style-name="T8">*/</text:span></text:p>
      <text:p text:style-name="P29"><text:span text:style-name="T4"><text:s text:c="4"/></text:span><text:span text:style-name="T3">osalJsonElementCode</text:span><text:span text:style-name="T4"> </text:span><text:span text:style-name="T14">code</text:span><text:span text:style-name="T7">;</text:span></text:p>
      <text:p text:style-name="P30"><text:span text:style-name="T4"><text:s text:c="4"/></text:span><text:span text:style-name="T8">/**</text:span><text:span text:style-name="T4"> </text:span><text:span text:style-name="T8">Tag</text:span><text:span text:style-name="T4"> </text:span><text:span text:style-name="T8">name</text:span><text:span text:style-name="T4"> </text:span><text:span text:style-name="T8">is</text:span><text:span text:style-name="T4"> </text:span><text:span text:style-name="T8">name</text:span><text:span text:style-name="T4"> </text:span><text:span text:style-name="T8">in</text:span><text:span text:style-name="T4"> </text:span><text:span text:style-name="T8">double</text:span><text:span text:style-name="T4"> </text:span><text:span text:style-name="T8">quotes</text:span><text:span text:style-name="T4"> </text:span><text:span text:style-name="T8">before</text:span><text:span text:style-name="T4"> </text:span><text:span text:style-name="T8">colon..</text:span></text:p>
      <text:p text:style-name="P30"><text:span text:style-name="T4"><text:s text:c="5"/></text:span><text:span text:style-name="T8">*/</text:span></text:p>
      <text:p text:style-name="P29"><text:span text:style-name="T4"><text:s text:c="4"/></text:span><text:span text:style-name="T13">const</text:span><text:span text:style-name="T4"> </text:span><text:span text:style-name="T8">os_char</text:span><text:span text:style-name="T4"> </text:span><text:span text:style-name="T7">*</text:span><text:span text:style-name="T14">tag_name</text:span><text:span text:style-name="T7">;</text:span></text:p>
      <text:p text:style-name="P30"><text:span text:style-name="T4"><text:s text:c="4"/></text:span><text:span text:style-name="T8">/**</text:span><text:span text:style-name="T4"> </text:span><text:span text:style-name="T8">Re</text:span><text:span text:style-name="T10">cu</text:span><text:span text:style-name="T8">rsion</text:span><text:span text:style-name="T4"> </text:span><text:span text:style-name="T8">level</text:span><text:span text:style-name="T4"> </text:span><text:span text:style-name="T8">in</text:span><text:span text:style-name="T4"> </text:span><text:span text:style-name="T8">JSON.</text:span></text:p>
      <text:p text:style-name="P30"><text:span text:style-name="T4"><text:s text:c="5"/></text:span><text:span text:style-name="T8">*/</text:span></text:p>
      <text:p text:style-name="P29"><text:span text:style-name="T4"><text:s text:c="4"/></text:span><text:span text:style-name="T3">os_int</text:span><text:span text:style-name="T4"> </text:span><text:span text:style-name="T14">depth</text:span><text:span text:style-name="T7">;</text:span></text:p>
      <text:p text:style-name="P30"><text:span text:style-name="T4"><text:s text:c="4"/></text:span><text:span text:style-name="T8">/**</text:span><text:span text:style-name="T4"> </text:span><text:span text:style-name="T8">Primitive</text:span><text:span text:style-name="T4"> </text:span><text:span text:style-name="T8">value</text:span><text:span text:style-name="T4"> </text:span><text:span text:style-name="T8">of</text:span><text:span text:style-name="T4"> </text:span><text:span text:style-name="T8">the</text:span><text:span text:style-name="T4"> </text:span><text:span text:style-name="T8">item,</text:span><text:span text:style-name="T4"> </text:span><text:span text:style-name="T8">for</text:span><text:span text:style-name="T4"> </text:span><text:span text:style-name="T8">codes</text:span><text:span text:style-name="T4"> </text:span><text:span text:style-name="T8">OSAL_JSON_VALUE_STRING,</text:span></text:p>
      <text:p text:style-name="P30"><text:span text:style-name="T4"><text:s text:c="8"/></text:span><text:span text:style-name="T8">OSAL_JSON_VALUE_INTEGER</text:span><text:span text:style-name="T4"> </text:span><text:span text:style-name="T8">or</text:span><text:span text:style-name="T4"> </text:span><text:span text:style-name="T8">OSAL_JSON_VALUE_FLOAT.</text:span></text:p>
      <text:p text:style-name="P30"><text:span text:style-name="T4"><text:s text:c="5"/></text:span><text:span text:style-name="T8">*/</text:span></text:p>
      <text:p text:style-name="P30"><text:span text:style-name="T4"><text:s text:c="4"/></text:span><text:span text:style-name="T13">union</text:span></text:p>
      <text:p text:style-name="P30"><text:span text:style-name="T4"><text:s text:c="4"/></text:span><text:span text:style-name="T7">{</text:span></text:p>
      <text:p text:style-name="P30"><text:span text:style-name="T4"><text:s text:c="8"/></text:span><text:span text:style-name="T3">os_long</text:span><text:span text:style-name="T4"> </text:span><text:span text:style-name="T14">l</text:span><text:span text:style-name="T7">;</text:span><text:span text:style-name="T4"> <text:s text:c="9"/></text:span><text:span text:style-name="T12">/*</text:span><text:span text:style-name="T4"> </text:span><text:span text:style-name="T12">For</text:span><text:span text:style-name="T4"> </text:span><text:span text:style-name="T12">code</text:span><text:span text:style-name="T4"> </text:span><text:span text:style-name="T12">OSAL_JSON_VALUE_INTEGER</text:span><text:span text:style-name="T4"> </text:span><text:span text:style-name="T12">*/</text:span></text:p>
      <text:p text:style-name="P30"><text:span text:style-name="T4"><text:s text:c="8"/></text:span><text:span text:style-name="T3">os_double</text:span><text:span text:style-name="T4"> </text:span><text:span text:style-name="T14">d</text:span><text:span text:style-name="T7">;</text:span><text:span text:style-name="T4"> <text:s text:c="7"/></text:span><text:span text:style-name="T12">/*</text:span><text:span text:style-name="T4"> </text:span><text:span text:style-name="T12">For</text:span><text:span text:style-name="T4"> </text:span><text:span text:style-name="T12">OSAL_JSON_VALUE_FLOAT</text:span><text:span text:style-name="T4"> </text:span><text:span text:style-name="T12">*/</text:span></text:p>
      <text:p text:style-name="P30"><text:span text:style-name="T4"><text:s text:c="8"/></text:span><text:span text:style-name="T13">const</text:span><text:span text:style-name="T4"> </text:span><text:span text:style-name="T8">os_char</text:span><text:span text:style-name="T4"> </text:span><text:span text:style-name="T7">*</text:span><text:span text:style-name="T14">s</text:span><text:span text:style-name="T7">;</text:span><text:span text:style-name="T4"> <text:s text:c="2"/></text:span><text:span text:style-name="T12">/*</text:span><text:span text:style-name="T4"> </text:span><text:span text:style-name="T12">For</text:span><text:span text:style-name="T4"> </text:span><text:span text:style-name="T12">OSAL_JSON_VALUE_STRING</text:span><text:span text:style-name="T4"> </text:span><text:span text:style-name="T12">*/</text:span></text:p>
      <text:p text:style-name="P30"><text:span text:style-name="T4"><text:s text:c="4"/></text:span><text:span text:style-name="T7">}</text:span></text:p>
      <text:p text:style-name="P30"><text:span text:style-name="T4"><text:s text:c="4"/></text:span><text:span text:style-name="T14">value</text:span><text:span text:style-name="T7">;</text:span></text:p>
      <text:p text:style-name="P31">}</text:p>
      <text:p text:style-name="P30"><text:span text:style-name="T3">osalJsonItem</text:span><text:span text:style-name="T7">;</text:span></text:p>
      <text:p text:style-name="P17"/>
      <text:p text:style-name="P17">Example, , access compressed JSON data:</text:p>
      <text:p text:style-name="P16"/>
      <text:p text:style-name="P27"><text:span text:style-name="T8">osalJsonIndex</text:span><text:span text:style-name="T4"> </text:span><text:span text:style-name="T8">jindex;</text:span></text:p>
      <text:p text:style-name="P29"><text:span text:style-name="T8">osalJsonItem</text:span><text:span text:style-name="T4"> </text:span><text:span text:style-name="T8">item;</text:span></text:p>
      <text:p text:style-name="P30"><text:span text:style-name="T8">s</text:span><text:span text:style-name="T4"> </text:span><text:span text:style-name="T8">=</text:span><text:span text:style-name="T4"> </text:span><text:span text:style-name="T8">osal_create_json_indexer(&amp;jindex,</text:span><text:span text:style-name="T4"> </text:span><text:span text:style-name="T8">...</text:span><text:span text:style-name="T4"> </text:span><text:span text:style-name="T8">)</text:span></text:p>
      <text:p text:style-name="P29"><text:span text:style-name="T8">if</text:span><text:span text:style-name="T4"> </text:span><text:span text:style-name="T8">(s)</text:span><text:span text:style-name="T4"> </text:span><text:span text:style-name="T8">error...</text:span></text:p>
      <text:p text:style-name="P30"><text:span text:style-name="T8">while</text:span><text:span text:style-name="T4"> </text:span><text:span text:style-name="T8">(!(s</text:span><text:span text:style-name="T4"> </text:span><text:span text:style-name="T8">=</text:span><text:span text:style-name="T4"> </text:span><text:span text:style-name="T8">osal_get_json_item(&amp;jindex,</text:span><text:span text:style-name="T4"> </text:span><text:span text:style-name="T8">&amp;item))</text:span></text:p>
      <text:p text:style-name="P33"><text:soft-page-break/>{</text:p>
      <text:p text:style-name="P30"><text:span text:style-name="T4"><text:s text:c="4"/></text:span><text:span text:style-name="T8">switch</text:span><text:span text:style-name="T4"> </text:span><text:span text:style-name="T8">(item.code)</text:span></text:p>
      <text:p text:style-name="P30"><text:span text:style-name="T4"><text:s text:c="4"/></text:span><text:span text:style-name="T8">{</text:span></text:p>
      <text:p text:style-name="P30"><text:span text:style-name="T4"><text:s text:c="8"/></text:span><text:span text:style-name="T8">case</text:span><text:span text:style-name="T4"> </text:span><text:span text:style-name="T8">OSAL_JSON_START_BLOCK:</text:span></text:p>
      <text:p text:style-name="P30"><text:span text:style-name="T4"><text:s text:c="12"/></text:span><text:span text:style-name="T8">printf</text:span><text:span text:style-name="T4"> </text:span><text:span text:style-name="T8">("%s</text:span><text:span text:style-name="T15">\n</text:span><text:span text:style-name="T8">",</text:span><text:span text:style-name="T4"> </text:span><text:span text:style-name="T8">item.tag_name);</text:span></text:p>
      <text:p text:style-name="P29"><text:span text:style-name="T4"><text:s text:c="12"/></text:span><text:span text:style-name="T8">break;</text:span></text:p>
      <text:p text:style-name="P30"><text:span text:style-name="T4"><text:s text:c="8"/></text:span><text:span text:style-name="T8">...</text:span></text:p>
      <text:p text:style-name="P30"><text:span text:style-name="T4"><text:s text:c="4"/></text:span><text:span text:style-name="T8">}</text:span></text:p>
      <text:p text:style-name="P30"><text:span text:style-name="T4"><text:s text:c="4"/></text:span><text:span text:style-name="T8">....</text:span></text:p>
      <text:p text:style-name="P33">}</text:p>
      <text:p text:style-name="P34">osal_release_json_indexer(&amp;jindex);</text:p>
      <text:p text:style-name="P16"/>
      <text:p text:style-name="P16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28T17:48:18.593493179</dc:date>
    <meta:editing-duration>P2DT4H15M45S</meta:editing-duration>
    <meta:editing-cycles>212</meta:editing-cycles>
    <meta:generator>LibreOffice/6.2.4.2$Linux_X86_64 LibreOffice_project/20$Build-2</meta:generator>
    <meta:document-statistic meta:table-count="0" meta:image-count="0" meta:object-count="0" meta:page-count="3" meta:paragraph-count="90" meta:word-count="377" meta:character-count="3040" meta:non-whitespace-character-count="2506"/>
  </office:meta>
</office:document-meta>
</file>